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/>
      <style:text-properties style:font-name="Arial" fo:font-size="12pt" officeooo:rsid="0012b2e2" officeooo:paragraph-rsid="0012b2e2" style:font-size-asian="12pt" style:font-size-complex="12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line-height="150%" fo:text-align="start" style:justify-single-word="false"/>
      <style:text-properties style:font-name="Arial" fo:font-size="12pt" officeooo:rsid="0019d357" officeooo:paragraph-rsid="0019d357" style:font-size-asian="12pt" style:font-size-complex="12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paragraph-rsid="0019d357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officeooo:paragraph-rsid="0019247c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019d357"/>
    </style:style>
    <style:style style:name="T1" style:family="text">
      <style:text-properties fo:font-variant="normal" fo:text-transform="none" fo:color="#000000" loext:opacity="100%" style:font-name="Arial" fo:font-size="12pt" fo:letter-spacing="normal" fo:font-style="normal" fo:font-weight="normal" officeooo:rsid="0019247c" style:font-size-asian="12pt" style:font-size-complex="12pt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 fo:font-size="12pt" officeooo:rsid="0019d357" style:font-size-asian="12pt" style:font-size-complex="12pt"/>
    </style:style>
    <style:style style:name="T4" style:family="text">
      <style:text-properties style:font-name="Arial" fo:font-size="12pt" officeooo:rsid="001dce46" style:font-size-asian="12pt" style:font-size-complex="12pt"/>
    </style:style>
    <style:style style:name="T5" style:family="text">
      <style:text-properties style:font-name="Arial" fo:font-size="12pt" fo:font-style="normal" style:font-size-asian="12pt" style:font-style-asian="normal" style:font-size-complex="12pt" style:font-style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0000" loext:opacity="100%" style:font-name="Arial" fo:font-size="12pt" style:font-size-asian="12pt" style:font-size-complex="12pt"/>
    </style:style>
    <style:style style:name="T8" style:family="text">
      <style:text-properties fo:color="#000000" loext:opacity="100%" style:font-name="Arial" fo:font-size="12pt" officeooo:rsid="0019247c" style:font-size-asian="12pt" style:font-size-complex="1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dce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9">Aluno: </text:span><text:span text:style-name="T6">Layla Couto</text:span></text:p>
      <text:p text:style-name="P4"><text:bookmark text:name="yui_3_17_2_1_1599607444232_85"/>Proposta de Implantação do Sistema de Apoio à Decisão</text:p>
      <text:p text:style-name="P6"><text:span text:style-name="T2"><text:tab/>Em uma situação em que uma organização necessita diminuir custos, os gerentes poderiam realizar uma análise da faixa de preço dos fornecedores para decidir </text:span><text:span text:style-name="T4">quais</text:span><text:span text:style-name="T2"> produto</text:span><text:span text:style-name="T4">s</text:span><text:span text:style-name="T2"> comprar com o fornecedor que possuir o preço de custo mais acessível.</text:span></text:p>
      <text:p text:style-name="P5"><text:span text:style-name="T2"><text:tab/>Para </text:span><text:span text:style-name="T4">definir o fabricante</text:span><text:span text:style-name="T2">, o produto </text:span><text:span text:style-name="T4">que é fornecido </text:span><text:span text:style-name="T2">deve estar de acordo com a NBR </text:span><text:span text:style-name="T5">(</text:span><text:span text:style-name="Emphasis"><text:span text:style-name="T5">Norma Brasileira</text:span></text:span><text:span text:style-name="T2">), normas técnicas </text:span><text:span text:style-name="T4">qu</text:span><text:span text:style-name="T2">e possuem inúmeras aplicações para padronização de documentos, processos produtivos e procedimentos de gestão, para que </text:span><text:span text:style-name="T4">o</text:span><text:span text:style-name="T2"> NCM </text:span><text:span text:style-name="T8">(</text:span><text:span text:style-name="T1">Nomenclatura Comum do Mercosul</text:span><text:span text:style-name="T8">)</text:span><text:span text:style-name="T7"> possa ser utilizado para a coleta de dados estatísticos sobre a compra e a venda de mercadorias, dentro e fora do mercado brasi</text:span><text:span text:style-name="T2">leiro, e possibilitar a tributação correta de cada produto </text:span><text:span text:style-name="T3">de acordo com a norma vigente em cada estado/município</text:span><text:span text:style-name="T2">. </text:span></text:p>
      <text:p text:style-name="P2"><text:tab/>Podendo aplicar o sistema de apoio à decisão da empresa, o gerente usaria o sistema para pesquisar o que a organização compra de cada fornecedor. Se um determinado dois ou mais de um fabricante fornecer o mesmo produto, o gerente verifica qual possui o menor preço e com que frequência esse produto é vendido para tomar a decisão de escolher o fornecedor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8T13:04:31.258000000</meta:creation-date>
    <dc:date>2020-09-08T20:36:07.317000000</dc:date>
    <meta:editing-duration>PT18M48S</meta:editing-duration>
    <meta:editing-cycles>3</meta:editing-cycles>
    <meta:generator>LibreOffice/7.0.0.3$Windows_X86_64 LibreOffice_project/8061b3e9204bef6b321a21033174034a5e2ea88e</meta:generator>
    <meta:document-statistic meta:table-count="0" meta:image-count="0" meta:object-count="0" meta:page-count="1" meta:paragraph-count="5" meta:word-count="194" meta:character-count="1192" meta:non-whitespace-character-count="999"/>
  </office:meta>
</office:document-meta>
</file>